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4000001F5D455865D6C7B950D.jpg" manifest:media-type="image/jpeg"/>
  <manifest:file-entry manifest:full-path="Pictures/100000000000032000000261C0B7C564FEE9F4CD.jpg" manifest:media-type="image/jpeg"/>
  <manifest:file-entry manifest:full-path="Pictures/1000020100000400000000DFA790A02D2D6082D7.png" manifest:media-type="image/png"/>
  <manifest:file-entry manifest:full-path="Pictures/1000020100000259000000CBDAE4A56C8C365376.png" manifest:media-type="image/png"/>
  <manifest:file-entry manifest:full-path="Pictures/1000020100000280000000A8B5053443E288A31D.png" manifest:media-type="image/png"/>
  <manifest:file-entry manifest:full-path="Pictures/10000000000001CC0000008083517256B55F2DD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13cm"/>
    </style:style>
    <style:style style:name="gr3" style:family="graphic" style:parent-style-name="objectwithoutfill">
      <style:graphic-properties svg:stroke-width="0.102cm" svg:stroke-color="#000000" draw:marker-start="Arrow" draw:marker-start-width="0.508cm" draw:marker-end="Arrow" draw:marker-end-width="0.508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000000" draw:marker-start-width="0.352cm" draw:marker-end="Arrow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objectwithoutfill">
      <style:graphic-properties svg:stroke-width="0.102cm" svg:stroke-color="#00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Roboto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2.498cm" svg:height="3.477cm" svg:x="0.991cm" svg:y="12.557cm">
          <draw:image xlink:href="Pictures/10000000000001CC0000008083517256B55F2DD1.png" xlink:type="simple" xlink:show="embed" xlink:actuate="onLoad">
            <text:p/>
          </draw:image>
        </draw:frame>
        <draw:frame draw:style-name="gr1" draw:text-style-name="P1" xml:id="id1" draw:id="id1" draw:layer="layout" svg:width="10.749cm" svg:height="2.821cm" svg:x="18.225cm" svg:y="12.857cm">
          <draw:image xlink:href="Pictures/1000020100000280000000A8B5053443E288A31D.png" xlink:type="simple" xlink:show="embed" xlink:actuate="onLoad">
            <text:p/>
          </draw:image>
        </draw:frame>
        <draw:frame draw:style-name="gr1" draw:text-style-name="P1" xml:id="id4" draw:id="id4" draw:layer="layout" svg:width="9.144cm" svg:height="3.089cm" svg:x="2.668cm" svg:y="6.115cm">
          <draw:image xlink:href="Pictures/1000020100000259000000CBDAE4A56C8C365376.png" xlink:type="simple" xlink:show="embed" xlink:actuate="onLoad">
            <text:p/>
          </draw:image>
        </draw:frame>
        <draw:frame draw:style-name="gr1" draw:text-style-name="P1" xml:id="id2" draw:id="id2" draw:layer="layout" svg:width="10.499cm" svg:height="2.286cm" svg:x="18.35cm" svg:y="6.516cm">
          <draw:image xlink:href="Pictures/1000020100000400000000DFA790A02D2D6082D7.png" xlink:type="simple" xlink:show="embed" xlink:actuate="onLoad">
            <text:p/>
          </draw:image>
        </draw:frame>
        <draw:frame draw:style-name="gr1" draw:text-style-name="P1" xml:id="id6" draw:id="id6" draw:layer="layout" svg:width="4.064cm" svg:height="3.093cm" svg:x="9.085cm" svg:y="1.082cm">
          <draw:image xlink:href="Pictures/100000000000032000000261C0B7C564FEE9F4CD.jpg" xlink:type="simple" xlink:show="embed" xlink:actuate="onLoad">
            <text:p/>
          </draw:image>
        </draw:frame>
        <draw:frame draw:style-name="gr2" draw:text-style-name="P3" draw:layer="layout" svg:width="11.176cm" svg:height="2.563cm" svg:x="18.011cm" svg:y="15.986cm">
          <draw:text-box>
            <text:p text:style-name="P2"><text:span text:style-name="T1">Apache HTTP Server</text:span></text:p>
          </draw:text-box>
        </draw:frame>
        <draw:connector draw:style-name="gr3" draw:text-style-name="P4" draw:layer="layout" draw:type="line" svg:x1="23.599cm" svg:y1="12.857cm" svg:x2="23.599cm" svg:y2="8.802cm" draw:start-shape="id1" draw:start-glue-point="0" draw:end-shape="id2" draw:end-glue-point="2" svg:d="M23599 12857v-4055" svg:viewBox="0 0 1 4056">
          <text:p/>
        </draw:connector>
        <draw:connector draw:style-name="gr4" draw:text-style-name="P4" draw:layer="layout" draw:type="line" svg:x1="13.489cm" svg:y1="14.295cm" svg:x2="18.225cm" svg:y2="14.267cm" draw:start-shape="id3" draw:start-glue-point="1" draw:end-shape="id1" draw:end-glue-point="3" svg:d="M13489 14295l4736-28" svg:viewBox="0 0 4737 29">
          <text:p text:style-name="P1">Composited</text:p>
          <text:p text:style-name="P1">Images</text:p>
        </draw:connector>
        <draw:connector draw:style-name="gr4" draw:text-style-name="P4" draw:layer="layout" draw:type="line" svg:x1="11.812cm" svg:y1="7.659cm" svg:x2="18.35cm" svg:y2="7.659cm" draw:start-shape="id4" draw:start-glue-point="1" draw:end-shape="id2" draw:end-glue-point="3" svg:d="M11812 7659h6538" svg:viewBox="0 0 6539 1">
          <text:p text:style-name="P1">xdotool</text:p>
          <text:p text:style-name="P1">Virtual keyboard</text:p>
        </draw:connector>
        <draw:connector draw:style-name="gr4" draw:text-style-name="P4" draw:layer="layout" draw:type="line" svg:x1="7.24cm" svg:y1="9.204cm" svg:x2="7.24cm" svg:y2="12.557cm" draw:start-shape="id4" draw:start-glue-point="2" draw:end-shape="id3" draw:end-glue-point="0" svg:d="M7240 9204v3353" svg:viewBox="0 0 1 3354">
          <text:p text:style-name="P1"/>
        </draw:connector>
        <draw:frame draw:style-name="gr5" draw:text-style-name="P5" draw:layer="layout" svg:width="5.08cm" svg:height="1.143cm" svg:x="7.223cm" svg:y="9.89cm">
          <draw:text-box>
            <text:p>subprocess</text:p>
          </draw:text-box>
        </draw:frame>
        <draw:frame draw:style-name="gr1" draw:text-style-name="P1" xml:id="id5" draw:id="id5" draw:layer="layout" svg:width="3.236cm" svg:height="3.048cm" svg:x="2.786cm" svg:y="1.104cm">
          <draw:image xlink:href="Pictures/1000000000000214000001F5D455865D6C7B950D.jpg" xlink:type="simple" xlink:show="embed" xlink:actuate="onLoad">
            <text:p/>
          </draw:image>
        </draw:frame>
        <draw:connector draw:style-name="gr6" draw:text-style-name="P4" draw:layer="layout" svg:x1="4.404cm" svg:y1="4.152cm" svg:x2="7.24cm" svg:y2="6.115cm" draw:start-shape="id5" draw:start-glue-point="2" draw:end-shape="id4" svg:d="M4404 4152v982h2836v981" svg:viewBox="0 0 2837 1964">
          <text:p text:style-name="P1">GPIO</text:p>
          <text:p text:style-name="P1"/>
        </draw:connector>
        <draw:connector draw:style-name="gr6" draw:text-style-name="P4" draw:layer="layout" svg:x1="11.117cm" svg:y1="4.175cm" svg:x2="7.24cm" svg:y2="6.115cm" draw:start-shape="id6" draw:start-glue-point="2" draw:end-shape="id4" draw:end-glue-point="0" svg:d="M11117 4175v970h-3877v970" svg:viewBox="0 0 3878 1941">
          <text:p text:style-name="P1">picamera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03:21:01.979671000</meta:creation-date>
    <dc:date>2018-05-18T03:38:40.302290000</dc:date>
    <meta:editing-duration>PT5M25S</meta:editing-duration>
    <meta:editing-cycles>3</meta:editing-cycles>
    <meta:generator>LibreOffice/6.0.3.2$MacOSX_X86_64 LibreOffice_project/8f48d515416608e3a835360314dac7e47fd0b821</meta:generator>
    <meta:document-statistic meta:object-count="14"/>
  </office:meta>
</office:document-meta>
</file>